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 fo:background-color="#FF0000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7.99041666666667cm"/>
    </style:style>
    <style:style style:name="co4" style:family="table-column">
      <style:table-column-properties fo:break-before="auto" style:column-width="6.746875cm" style:use-optimal-column-width="true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8.598958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5.9531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Tab</text:p>
          </table:table-cell>
          <table:table-cell office:value-type="string" table:style-name="ce2">
            <text:p>Section</text:p>
          </table:table-cell>
          <table:table-cell office:value-type="string" table:style-name="ce2">
            <text:p>Field Name</text:p>
          </table:table-cell>
          <table:table-cell office:value-type="string" table:style-name="ce2">
            <text:p>HTML Field Name</text:p>
          </table:table-cell>
          <table:table-cell office:value-type="string" table:style-name="ce2">
            <text:p>Cardinality</text:p>
          </table:table-cell>
          <table:table-cell office:value-type="string" table:style-name="ce2">
            <text:p>Input Type</text:p>
          </table:table-cell>
          <table:table-cell office:value-type="string" table:style-name="ce2">
            <text:p>Input Options</text:p>
          </table:table-cell>
          <table:table-cell office:value-type="string" table:style-name="ce2">
            <text:p>Read only?</text:p>
          </table:table-cell>
          <table:table-cell office:value-type="string" table:style-name="ce2">
            <text:p>Comments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NHS No</text:p>
          </table:table-cell>
          <table:table-cell office:value-type="string" table:style-name="ce3">
            <text:p>patient_nhsN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Hospital No</text:p>
          </table:table-cell>
          <table:table-cell office:value-type="string" table:style-name="ce3">
            <text:p>patient_mrn</text:p>
          </table:table-cell>
          <table:table-cell office:value-type="string" table:style-name="ce3">
            <text:p>1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Surname</text:p>
          </table:table-cell>
          <table:table-cell office:value-type="string" table:style-name="ce3">
            <text:p>patient_sur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Forename</text:p>
          </table:table-cell>
          <table:table-cell office:value-type="string" table:style-name="ce3">
            <text:p>patient_fore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DoB</text:p>
          </table:table-cell>
          <table:table-cell office:value-type="string" table:style-name="ce3">
            <text:p>patient_dob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Gender</text:p>
          </table:table-cell>
          <table:table-cell office:value-type="string" table:style-name="ce3">
            <text:p>patient_gende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Line</text:p>
          </table:table-cell>
          <table:table-cell office:value-type="string" table:style-name="ce3">
            <text:p>patient_addressLine[index+1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City</text:p>
          </table:table-cell>
          <table:table-cell office:value-type="string" table:style-name="ce3">
            <text:p>patient_addressCi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County</text:p>
          </table:table-cell>
          <table:table-cell office:value-type="string" table:style-name="ce3">
            <text:p>patient_addressDistric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Postcode</text:p>
          </table:table-cell>
          <table:table-cell office:value-type="string" table:style-name="ce3">
            <text:p>patient_addressPostalCod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Accommodation Type</text:p>
          </table:table-cell>
          <table:table-cell office:value-type="string" table:style-name="ce3">
            <text:p>patient_addressAccommodationTyp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 'Home', 'No Fixed Abode', 'Nursing Home', 'Residential Home', 'Warden Controlled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GP</text:p>
          </table:table-cell>
          <table:table-cell office:value-type="string" table:style-name="ce3">
            <text:p>GP ID</text:p>
          </table:table-cell>
          <table:table-cell office:value-type="string" table:style-name="ce3">
            <text:p>gp_i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GP</text:p>
          </table:table-cell>
          <table:table-cell office:value-type="string" table:style-name="ce3">
            <text:p>GP Name</text:p>
          </table:table-cell>
          <table:table-cell office:value-type="string" table:style-name="ce3">
            <text:p>gp_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GP</text:p>
          </table:table-cell>
          <table:table-cell office:value-type="string" table:style-name="ce3">
            <text:p>GP Address</text:p>
          </table:table-cell>
          <table:table-cell office:value-type="string" table:style-name="ce3">
            <text:p>gp_addres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Individual Requirements</text:p>
          </table:table-cell>
          <table:table-cell office:value-type="string" table:style-name="ce3">
            <text:p>Individual Requirements</text:p>
          </table:table-cell>
          <table:table-cell office:value-type="string" table:style-name="ce3">
            <text:p>patient_individualRequirem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Clinical Details</text:p>
          </table:table-cell>
          <table:table-cell office:value-type="string" table:style-name="ce3">
            <text:p>Reason For Admission</text:p>
          </table:table-cell>
          <table:table-cell office:value-type="string" table:style-name="ce3">
            <text:p>clinical_admissionReason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Initial Diagnosis</text:p>
          </table:table-cell>
          <table:table-cell office:value-type="string" table:style-name="ce3">
            <text:p>clinical_initialPresentation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Pre-existing Medical Conditions and Past Medical History</text:p>
          </table:table-cell>
          <table:table-cell office:value-type="string" table:style-name="ce3">
            <text:p>clinical_preexistingCondition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Significant Investigations And Procedures</text:p>
          </table:table-cell>
          <table:table-cell office:value-type="string" table:style-name="ce3">
            <text:p>clinical_significantInvestigation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Course and Management of Condition</text:p>
          </table:table-cell>
          <table:table-cell office:value-type="string" table:style-name="ce3">
            <text:p>clinical_conditionManagemen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Details of Outstanding Results and Investigations</text:p>
          </table:table-cell>
          <table:table-cell office:value-type="string" table:style-name="ce3">
            <text:p>clinical_outstandingResul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Patient's Concerns, Expectations, and Wishes</text:p>
          </table:table-cell>
          <table:table-cell office:value-type="string" table:style-name="ce3">
            <text:p>clinical_patientConcern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Significant Events</text:p>
          </table:table-cell>
          <table:table-cell office:value-type="string" table:style-name="ce3">
            <text:p>clinical_significantEv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Adverse Incidents</text:p>
          </table:table-cell>
          <table:table-cell office:value-type="string" table:style-name="ce3">
            <text:p>clinical_adverseIncid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Has the patient suffered an Acute Kidney Injury (AKI)?</text:p>
          </table:table-cell>
          <table:table-cell office:value-type="string" table:style-name="ce3">
            <text:p>clinical_aki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AKI Present on admission?</text:p>
          </table:table-cell>
          <table:table-cell office:value-type="string" table:style-name="ce3">
            <text:p>clinical_akiPresen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AKI Hospital acquired?</text:p>
          </table:table-cell>
          <table:table-cell office:value-type="string" table:style-name="ce3">
            <text:p>clinical_akiHospital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Highest AKI Stage</text:p>
          </table:table-cell>
          <table:table-cell office:value-type="string" table:style-name="ce3">
            <text:p>clinical_akiStag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Stage 1', 'Stage 2', 'Stage 3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Confirm a medication review has been undertaken for AKI</text:p>
          </table:table-cell>
          <table:table-cell office:value-type="string" table:style-name="ce3">
            <text:p>clinical_akiMedReview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dvanced Care</text:p>
          </table:table-cell>
          <table:table-cell office:value-type="string" table:style-name="ce3">
            <text:p>Does the Patient have a Continuing YDH Do Not Attempt Resuscitation (DNAR) order?</text:p>
          </table:table-cell>
          <table:table-cell office:value-type="string" table:style-name="ce3">
            <text:p>clinical_dna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dvanced Care</text:p>
          </table:table-cell>
          <table:table-cell office:value-type="string" table:style-name="ce3">
            <text:p>Has the Patient been entered on the Electronic Palliative Care Coordination System (EPaCCS)?</text:p>
          </table:table-cell>
          <table:table-cell office:value-type="string" table:style-name="ce3">
            <text:p>clinical_epacc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dvanced Care</text:p>
          </table:table-cell>
          <table:table-cell office:value-type="string" table:style-name="ce3">
            <text:p>Have discussions occurred regarding Advanced Care Planning?</text:p>
          </table:table-cell>
          <table:table-cell office:value-type="string" table:style-name="ce3">
            <text:p>clinical_advancedCarePlanTex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AKI Follow-Up</text:p>
          </table:table-cell>
          <table:table-cell office:value-type="string" table:style-name="ce3">
            <text:p>Serum Creatinine at discharge?</text:p>
          </table:table-cell>
          <table:table-cell office:value-type="string" table:style-name="ce3">
            <text:p>followup_akiTex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AKI Follow-Up</text:p>
          </table:table-cell>
          <table:table-cell office:value-type="string" table:style-name="ce3">
            <text:p>The patient is</text:p>
          </table:table-cell>
          <table:table-cell office:value-type="string" table:style-name="ce3">
            <text:p>followup_akiStatu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 'Stable', 'Improving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Does this patient require a follow-up?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Follow-Up With</text:p>
          </table:table-cell>
          <table:table-cell office:value-type="string" table:style-name="ce3">
            <text:p>followup_with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 'AEC', 'Community Pharmacy', 'Community Rehab Team', 'ICRT - Dorset', 'Dietician', 'District Nurse', 'Dressing Clinic', 'GP', 'IRT - Somerset', 'Other Hospital', 'Patient to Arrange', 'Practice Nurse', 'QCAC', 'YDH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When</text:p>
          </table:table-cell>
          <table:table-cell office:value-type="string" table:style-name="ce3">
            <text:p>followup_intervalNumber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number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When</text:p>
          </table:table-cell>
          <table:table-cell office:value-type="string" table:style-name="ce3">
            <text:p>followup_interval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Day(s)', 'Week(s)', 'Month(s)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Follow-Up Clinical Details</text:p>
          </table:table-cell>
          <table:table-cell office:value-type="string" table:style-name="ce3">
            <text:p>followup_details[index]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Follow-Up Notes</text:p>
          </table:table-cell>
          <table:table-cell office:value-type="string" table:style-name="ce3">
            <text:p>followup_notes[index]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tting Specialty</text:p>
          </table:table-cell>
          <table:table-cell office:value-type="string" table:style-name="ce3">
            <text:p>admission_special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 'ACCIDENT &amp; EMERGENCY', 'ANAESTHETICS', 'CARDIOLOGY', 'CLINICAL HAEMATOLOGY', 'DERMATOLOGY', 'ENT', 'GASTROENTEROLOGY', 'GENERAL MEDICINE', 'GENERAL SURGERY', 'GERIATRIC MEDICINE', 'GYNAECOLOGY', 'MEDICAL ONCOLOGY', 'MIDWIFE EPISODE', 'NEPHROLOGY', 'NEUROLOGY', 'OBSTETRICS', 'OPHTHALMOLOGY', 'ORAL &amp; MAXILLO FACIAL SURGERY', 'ORAL SURGERY', 'PAEDIATRIC CARDIOLOGY', 'PAEDIATRIC DENTISTRY', 'PAEDIATRICS', 'PLASTIC SURGERY', 'RESPIRATORY MEDICINE', 'RHEUMATOLOGY', 'TRAUMA &amp; ORTHOPAEDICS', 'UROLOGY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ssion Date</text:p>
          </table:table-cell>
          <table:table-cell office:value-type="string" table:style-name="ce3">
            <text:p>admission_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ssion Time</text:p>
          </table:table-cell>
          <table:table-cell office:value-type="string" table:style-name="ce3">
            <text:p>admission_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ssion Method</text:p>
          </table:table-cell>
          <table:table-cell office:value-type="string" table:style-name="ce3">
            <text:p>admission_metho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 'Elective - Booked', 'Elective - Planned', 'Elective - Waiting List', 'Emergency - A&amp;E of ANOTHER provider where not admitted', 'Emergency - A&amp;E or dental casualty department', 'Emergency - Baby born at home as intended', 'Emergency - Bed Bureau', 'Emergency - Consultant Clinic', 'Emergency - GP', 'Emergency - Mental Health Crisis Resolution Team', 'Emergency - Other', 'Emergency - Transfer of admitted patient from ANOTHER provider', 'Emergency - Waiting List', 'Maternity - Admitted ante partum', 'Maternity - Admitted post partum', 'Other - Baby born in hospital', 'Other - Baby born outside of hospital except when at home as intended', 'Other - Transfer of admitted patient from ANOTHER provider other than in emergency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tting Consultant</text:p>
          </table:table-cell>
          <table:table-cell office:value-type="string" table:style-name="ce3">
            <text:p>admission_careProvide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tting Ward</text:p>
          </table:table-cell>
          <table:table-cell office:value-type="string" table:style-name="ce3">
            <text:p>admission_war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 '10', '6A', '6B', '7A', '7B', '8A', '8B', '9A', '9B', 'AAU', 'ACCU', 'AEC', 'CDU(P)', 'DL', 'DYTH', 'EAU', 'ED', 'FAU', 'FREYA', 'GYNAE THEATRES', 'ICU', 'JASMINE', 'KW', 'MAIN THEATRES', 'QDH', 'QUEENSWAY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Source of Admission</text:p>
          </table:table-cell>
          <table:table-cell office:value-type="string" table:style-name="ce3">
            <text:p>admission_sourc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 'Babies born in or on the way to hospital', 'Court', 'Local Authority Residential Accommodation', 'Local Authority foster care', 'Local Authority foster care', 'NHS Other Hospital Provider - High security psychiatric accommodation', <text:s/>'NHS Other Hospital Provider - Medium secure unit', 'NHS Other Hospital Provider - Ward for general patients or the younger physically disabled', 'NHS Other Hospital Provider - Ward for maternity patients or Neonates', 'NHS Other Hospital Provider - Ward for patients who are mentally ill or have learning disabilities', 'Non-NHS Care Home', 'Non-NHS Hospice', 'Non-NHS Hospital', 'Non-NHS Hospital - Medium secure unit', 'Penal establishment', 'Police Station / Police Custody Suite', 'Temporary place of Residence', 'Usual place of residence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ing Specialty</text:p>
          </table:table-cell>
          <table:table-cell office:value-type="string" table:style-name="ce3">
            <text:p>discharge_special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 'ACCIDENT &amp; EMERGENCY', 'ANAESTHETICS', 'CARDIOLOGY', 'CLINICAL HAEMATOLOGY', 'DERMATOLOGY', 'ENT', 'GASTROENTEROLOGY', 'GENERAL MEDICINE', 'GENERAL SURGERY', 'GERIATRIC MEDICINE', 'GYNAECOLOGY', 'MEDICAL ONCOLOGY', 'MIDWIFE EPISODE', 'NEPHROLOGY', 'NEUROLOGY', 'OBSTETRICS', 'OPHTHALMOLOGY', 'ORAL &amp; MAXILLO FACIAL SURGERY', 'ORAL SURGERY', 'PAEDIATRIC CARDIOLOGY', 'PAEDIATRIC DENTISTRY', 'PAEDIATRICS', 'PLASTIC SURGERY', 'RESPIRATORY MEDICINE', 'RHEUMATOLOGY', 'TRAUMA &amp; ORTHOPAEDICS', 'UROLOGY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Date</text:p>
          </table:table-cell>
          <table:table-cell office:value-type="string" table:style-name="ce3">
            <text:p>discharge_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Time</text:p>
          </table:table-cell>
          <table:table-cell office:value-type="string" table:style-name="ce3">
            <text:p>discharge_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Estimated Discharge Date</text:p>
          </table:table-cell>
          <table:table-cell office:value-type="string" table:style-name="ce3">
            <text:p>discharge_estimated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Method</text:p>
          </table:table-cell>
          <table:table-cell office:value-type="string" table:style-name="ce3">
            <text:p>discharge_metho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Discharged on clinical advice or with clinical consent', 'Discharged him/herself or was discharged by a relative or advocate', 'Discharged by mental health review tribunal, Home Secretary or Court', 'Died', 'Stillbirth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ing Consultant</text:p>
          </table:table-cell>
          <table:table-cell office:value-type="string" table:style-name="ce3">
            <text:p>discharge_careProvide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ing Ward</text:p>
          </table:table-cell>
          <table:table-cell office:value-type="string" table:style-name="ce3">
            <text:p>discharge_war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10', '6A', '6B', '7A', '7B', '8A', '8B', '9A', '9B', 'AAU', 'ACCU', 'AEC', 'CDU(P)', 'DL', 'DYTH', 'EAU', 'ED', 'FAU', 'FREYA', 'GYNAE THEATRES', 'ICU', 'JASMINE', 'KW', 'MAIN THEATRES', 'QDH', 'QUEENSWAY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Pathway</text:p>
          </table:table-cell>
          <table:table-cell office:value-type="string" table:style-name="ce3">
            <text:p>discharge_pathwa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Discharged Pathway One', 'Discharged Pathway Two - Cooksons Court', 'Discharged Pathway Two – West Mendip', 'Discharged Pathway Three – Sherborne House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Destination</text:p>
          </table:table-cell>
          <table:table-cell office:value-type="string" table:style-name="ce3">
            <text:p>discharge_destination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 'Blandford Community Hospital', 'Bridgwater Community Hospital', 'Bristol Royal Infirmary', 'Burnham-on-sea War Memorial Hospital', 'Chard Community Hospital', 'Crewkerne Community Hospital', 'Dene Barton Community Hospital', 'Dorset County Hospital', 'Family/Friend', 'Frome Community Hospital', 'Minehead Community Hospital', 'Musgrove Park Hospital - Taunton', 'Nursing Accommodation', 'Residential Accommodation', 'Royal Devon and Exeter Hospital', 'Salisbury District Hospital', 'Shepton Mallet Community Hospital', 'South Petherton Community Hospital', 'Southampton General Hospital', 'Southmead Hospital - Bristol', 'Usual place of Residence', 'Wellington Community Hospital', 'West Mendip Community Hospital', 'Westminster Memorial Hospital - Shaftesbury', 'Williton Community Hospital', 'Wincanton Community Hospital', 'Yeatman Hospital - Sherborne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Line 1</text:p>
          </table:table-cell>
          <table:table-cell office:value-type="string" table:style-name="ce3">
            <text:p>discharge_differentAddressLine1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Line 2</text:p>
          </table:table-cell>
          <table:table-cell office:value-type="string" table:style-name="ce3">
            <text:p>discharge_differentAddressLine2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ity</text:p>
          </table:table-cell>
          <table:table-cell office:value-type="string" table:style-name="ce3">
            <text:p>discharge_differentAddressCi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ounty</text:p>
          </table:table-cell>
          <table:table-cell office:value-type="string" table:style-name="ce3">
            <text:p>discharge_differentAddressDistric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Postcode</text:p>
          </table:table-cell>
          <table:table-cell office:value-type="string" table:style-name="ce3">
            <text:p>discharge_differentAddressPostalCod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ontact No</text:p>
          </table:table-cell>
          <table:table-cell office:value-type="string" table:style-name="ce3">
            <text:p>discharge_differentAddressContactN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l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discharge_differentAddressComm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Nurse Sign Off</text:p>
          </table:table-cell>
          <table:table-cell office:value-type="string" table:style-name="ce3">
            <text:p>TTOs Explained to Patient</text:p>
          </table:table-cell>
          <table:table-cell office:value-type="string" table:style-name="ce3">
            <text:p>signoff_nurseTTO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I confirm that this discharge summary is correct</text:p>
          </table:table-cell>
          <table:table-cell office:value-type="string" table:style-name="ce3">
            <text:p>signoff_nurseFirstCheck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signoff_nurseFirst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signoff_nurseFirst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signoff_nurseFirst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I confirm that this discharge summary is correct</text:p>
          </table:table-cell>
          <table:table-cell office:value-type="string" table:style-name="ce3">
            <text:p>signoff_nurseSecondCheck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signoff_nurseSecond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signoff_nurseSecond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signoff_nurseSecond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I confirm that I have completed all the relevant sections of this summary. This is ready to be sent to the GP via electronic transmission</text:p>
          </table:table-cell>
          <table:table-cell table:style-name="ce3"/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signoff_dr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signoff_dr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signoff_dr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Contact No</text:p>
          </table:table-cell>
          <table:table-cell office:value-type="string" table:style-name="ce3">
            <text:p>signoff_drContactN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l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Grade</text:p>
          </table:table-cell>
          <table:table-cell office:value-type="string" table:style-name="ce3">
            <text:p>signoff_drGrad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 'Associate Specialist', 'Consultant', 'F1', 'F2', 'Middle Grade', 'Registrar', 'SHO', 'Trainee ACP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Details</text:p>
          </table:table-cell>
          <table:table-cell office:value-type="string" table:style-name="ce3">
            <text:p>Drug Allergies</text:p>
          </table:table-cell>
          <table:table-cell office:value-type="string" table:style-name="ce3">
            <text:p>medication_allergiesFreeTex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Were medications changed during this admission?</text:p>
          </table:table-cell>
          <table:table-cell office:value-type="string" table:style-name="ce3">
            <text:p>medication_chang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Add new Medication Change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Medication Changed</text:p>
          </table:table-cell>
          <table:table-cell office:value-type="string" table:style-name="ce3">
            <text:p>medication_changedMed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Reason For Change</text:p>
          </table:table-cell>
          <table:table-cell office:value-type="string" table:style-name="ce3">
            <text:p>medication_changedReason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Future Plan For This Medication</text:p>
          </table:table-cell>
          <table:table-cell office:value-type="string" table:style-name="ce3">
            <text:p>medication_changedPlan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 'Complete the prescribed course', 'Continue as prescribed', 'Not to be restarted', 'Restart after clinical review', 'Review needed by GP', 'Started during admission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Were TTOs prescribed?</text:p>
          </table:table-cell>
          <table:table-cell office:value-type="string" table:style-name="ce3">
            <text:p>medication_tt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Add new TTO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Remove medication item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Lock medication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Medication</text:p>
          </table:table-cell>
          <table:table-cell office:value-type="string" table:style-name="ce3">
            <text:p>medication_ttoMedication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Dose</text:p>
          </table:table-cell>
          <table:table-cell office:value-type="string" table:style-name="ce3">
            <text:p>medication_ttoDos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number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medication_ttoUnit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4">
            <text:p>', 'application', 'applicatorful', 'bottle(s)', 'caplet', 'capsule', 'drop(s)', 'g', 'mcg', 'mg', 'ml', 'ng', 'patch', 'pessary', 'puff(s)', 'sachet', 'spray(s)', 'suppository', 'tablet', 'unit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Route</text:p>
          </table:table-cell>
          <table:table-cell office:value-type="string" table:style-name="ce3">
            <text:p>medication_ttoRou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4">
            <text:p>', 'BUC - Buccal', 'IA - intraartciular', 'IM <text:s/>- Intramuscular', 'INH - By inhilation', 'Intraoccular', 'Intravitreal', 'IV - Intravenous', 'NEB - By nebulisation', 'NG - By nasogastric tube', 'PEG', 'PO - Oral', 'PR - Rectral', 'PV - Vaginal', 'SC - Subcutaneous', 'SL - Sublingual', 'TD - Transdermal', 'TOP - Topical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Frequency</text:p>
          </table:table-cell>
          <table:table-cell office:value-type="string" table:style-name="ce3">
            <text:p>medication_ttoFrequency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4">
            <text:p>', '5 times per day', 'Alternate days', 'As directed', 'BD PRN - twice daily as needed', 'BD - twice daily', 'OD - once day', 'OD PRN - once daily as needed', 'OM - once each morning', 'ON - once each night', 'Once at lunchtime', 'Once at suppertime', 'Once weekly', 'PRN - as needed', 'QDS - 4 times per day', 'QDS PRN - 4 times per day as needed', 'TDS - 3 times per day', 'TDS PRN - 3 times per day as needed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Start Date</text:p>
          </table:table-cell>
          <table:table-cell office:value-type="string" table:style-name="ce3">
            <text:p>medication_ttoStartDa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Length of Course</text:p>
          </table:table-cell>
          <table:table-cell office:value-type="string" table:style-name="ce3">
            <text:p>medication_ttoLengthOfCours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4">
            <text:p>', '1 day, '2 days', '3 days', '4 days', '5 days', '6 days', '7 days', '8 days', '9 days', '10 days', '11 days', '12 days', '13 days', '14 days', 'Ongoing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I confirm this TTO is correct</text:p>
          </table:table-cell>
          <table:table-cell office:value-type="string" table:style-name="ce3">
            <text:p>medication_ttoPharmacySignOffCheck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medication_ttoPharmacySignOffNa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medication_ttoPharmacySignOffDa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medication_ttoPharmacySignOffTi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Medication</text:p>
          </table:table-cell>
          <table:table-cell office:value-type="string" table:style-name="ce5">
            <text:p>TTO Prescriptions/Pharmacy Sign Off/Pharmacy Final Check</text:p>
          </table:table-cell>
          <table:table-cell office:value-type="string" table:style-name="ce5">
            <text:p>Pharmacy Comments</text:p>
          </table:table-cell>
          <table:table-cell table:style-name="ce5"/>
          <table:table-cell office:value-type="string" table:style-name="ce5">
            <text:p>0..*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Availability</text:p>
          </table:table-cell>
          <table:table-cell office:value-type="string" table:style-name="ce3">
            <text:p>medication_ttoPharmacyAvailability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4">
            <text:p>', 'CD Prescription', 'For Dispensing', 'Kitchen', 'Not Dispensed', 'On Ward', 'Ordered from Pharmacy today', 'PODs (At Home)', 'PODs (Blister Pack)', 'PODs (Patient Locker)', 'TTO pack on ward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I confirm this TTO is correct</text:p>
          </table:table-cell>
          <table:table-cell office:value-type="string" table:style-name="ce3">
            <text:p>medication_finalPharmacySignOffCheck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medication_finalPharmacySignOffNa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medication_finalPharmacySignOffDa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medication_finalPharmacySignOffTi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I confirm the medication section of this summary is correct</text:p>
          </table:table-cell>
          <table:table-cell office:value-type="string" table:style-name="ce3">
            <text:p>medication_overallPharmacySignOffCheck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medication_overallPharmacySignOff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medication_overallPharmacySignOff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medication_overallPharmacySignOff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number-rows-repeated="1048466" table:style-name="ro1">
          <table:table-cell table:number-columns-repeated="16384"/>
        </table:table-row>
      </table:table>
      <table:database-ranges>
        <table:database-range table:target-range-address="Sheet1.A1:Sheet1.I1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razer Smith</meta:initial-creator>
    <dc:creator>Frazer Smith</dc:creator>
    <meta:creation-date>2019-11-11T08:55:16Z</meta:creation-date>
    <dc:date>2019-11-11T10:52:34Z</dc:date>
  </office:meta>
</office:document-meta>
</file>